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MixedContentEncodingStrategy.encode( String bodyContent , ElementDescriptor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MixedContentEncodingStrategy.escapeCharacters( String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MixedContentEncodingStrategy.encodeInCDATA( String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